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0696" calcext:value-type="float">
            <text:p>139.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2888" calcext:value-type="float">
            <text:p>139.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976" calcext:value-type="float">
            <text:p>139.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1824" calcext:value-type="float">
            <text:p>138.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5352" calcext:value-type="float">
            <text:p>138.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632" calcext:value-type="float">
            <text:p>124.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184" calcext:value-type="float">
            <text:p>121.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336" calcext:value-type="float">
            <text:p>122.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912" calcext:value-type="float">
            <text:p>122.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7512" calcext:value-type="float">
            <text:p>120.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199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4464" calcext:value-type="float">
            <text:p>120.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824" calcext:value-type="float">
            <text:p>126.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9776" calcext:value-type="float">
            <text:p>113.2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1702</text:p>
          </table:table-cell>
          <table:table-cell office:value-type="string" calcext:value-type="string">
            <text:p>197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4224" calcext:value-type="float">
            <text:p>109.2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